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Matri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Matrix</text:h>
                    <text:list>
                        <text:list-item>
                            <text:h text:style-name="Heading_20_2" text:outline-level="2">Description</text:h>
                        </text:list-item>
                    </text:list>
                </text:list-item>
            </text:list>

            <text:p text:style-name="Standard">The Button Matrix object is a lightweight way to display multiple buttons in rows and columns.</text:p><text:p text:style-name="Standard">More info (<text:a xlink:type="simple" xlink:href="https://docs.lvgl.io/8.3/widgets/core/btnmatrix.html" text:style-name="Internet_20_link" text:visited-style-name="Visited_20_Internet_20_Link">link</text:a>)</text:p>

            
                <text:list xml:id="list_ButtonMatrix2" text:continue-numbering="true" text:continue-list="list_ButtonMatri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Matrix3" text:continue-numbering="true" text:style-name="Outline">
                                                <text:list-item>
                                                    <text:list>
                                                        <text:list-item>
                                                            <text:list>
                                                                <text:list-item>
                                                                    <text:h text:style-name="Heading_20_3" text:outline-level="3">
                                                                        Buttons
                                                                        <text:s text:c="4"/>
                                                                        <text:span text:style-name="T2">Array</text:span>
                                                                    </text:h>
                                                                </text:list-item>
                                                            </text:list>
                                                        </text:list-item>
                                                    </text:list>
                                                </text:list-item>
                                            </text:list>
                                            <text:p text:style-name="Standard">List of buttons. Each button has the following properties:</text:p>
                    <text:list xml:id="list_ButtonMatrix4" text:style-name="List_20_1">
                        
                        <text:list-item>
                            <text:p text:style-name="List_20_1">
                                New line: if enabled then this is not actual button, but it introduces line break in button matrix.
                            </text:p>
                            
                        </text:list-item>
                        
                    

                        <text:list-item>
                            <text:p text:style-name="List_20_1">
                                Text: Label of the button
                            </text:p>
                            
                        </text:list-item>
                        
                    

                        <text:list-item>
                            <text:p text:style-name="List_20_1">
                                Width: The buttons' width can be set relative to the other button in the same row. E.g. in a line with two buttons: btnA, width = 1 and btnB, width = 2, btnA will have 33 % width and btnB will have 66 % width.
                            </text:p>
                            
                        </text:list-item>
                        
                    

                        <text:list-item>
                            <text:p text:style-name="List_20_1">
                                HIDDEN Makes a button hidden (hidden buttons still take up space in the layout, they are just not visible or clickable)
                            </text:p>
                            
                        </text:list-item>
                        
                    

                        <text:list-item>
                            <text:p text:style-name="List_20_1">
                                NO_REPEAT Disable repeating when the button is long pressed
                            </text:p>
                            
                        </text:list-item>
                        
                    

                        <text:list-item>
                            <text:p text:style-name="List_20_1">
                                DISABLED Makes a button disabled Like LV_STATE_DISABLED on normal objects
                            </text:p>
                            
                        </text:list-item>
                        
                    

                        <text:list-item>
                            <text:p text:style-name="List_20_1">
                                CHECKABLE Enable toggling of a button. I.e. LV_STATE_CHECHED will be added/removed as the button is clicked
                            </text:p>
                            
                        </text:list-item>
                        
                    

                        <text:list-item>
                            <text:p text:style-name="List_20_1">
                                CHECKED Make the button checked. It will use the LV_STATE_CHECHKED styles.
                            </text:p>
                            
                        </text:list-item>
                        
                    

                        <text:list-item>
                            <text:p text:style-name="List_20_1">
                                CLICK_TRIG Enabled: send LV_EVENT_VALUE_CHANGE on CLICK, Disabled: send LV_EVENT_VALUE_CHANGE on PRESS
                            </text:p>
                            
                        </text:list-item>
                        
                    

                        <text:list-item>
                            <text:p text:style-name="List_20_1">
                                POPOVER Show the button label in a popover when pressing this key
                            </text:p>
                            
                        </text:list-item>
                        
                    

                        <text:list-item>
                            <text:p text:style-name="List_20_1">
                                RECOLOR Enable recoloring of button texts with #. E.g. "It's #ff0000 red#"
                            </text:p>
                            
                        </text:list-item>
                        
                    

                        <text:list-item>
                            <text:p text:style-name="List_20_1">
                                CUSTOM_1 Custom free to use flag
                            </text:p>
                            
                        </text:list-item>
                        
                    

                        <text:list-item>
                            <text:p text:style-name="List_20_1">
                                CUSTOM_2 Custom free to use flag
                            </text:p>
                            
                        </text:list-item>
                        
                    
                    </text:list>
                ,
                                            <text:list xml:id="list_ButtonMatrix5" text:continue-numbering="true" text:continue-list="list_ButtonMatrix3" text:style-name="Outline">
                                                <text:list-item>
                                                    <text:list>
                                                        <text:list-item>
                                                            <text:list>
                                                                <text:list-item>
                                                                    <text:h text:style-name="Heading_20_3" text:outline-level="3">
                                                                        One check
                                                                        <text:s text:c="4"/>
                                                                        <text:span text:style-name="T2">Boolean</text:span>
                                                                    </text:h>
                                                                </text:list-item>
                                                            </text:list>
                                                        </text:list-item>
                                                    </text:list>
                                                </text:list-item>
                                            </text:list>
                                            <text:p text:style-name="Standard">The "One check" feature can be enabled to allow only one button to be checked at a tim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Matrix6" text:continue-numbering="true" text:continue-list="list_ButtonMatrix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ButtonMatrix7" text:continue-numbering="true" text:continue-list="list_ButtonMatrix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ButtonMatrix8" text:continue-numbering="true" text:continue-list="list_ButtonMatrix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ButtonMatrix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Matrix10" text:continue-numbering="true" text:continue-list="list_ButtonMatrix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Matrix11" text:continue-numbering="true" text:continue-list="list_ButtonMatrix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Matrix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Matrix13" text:continue-numbering="true" text:continue-list="list_ButtonMatrix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Matrix14" text:continue-numbering="true" text:continue-list="list_ButtonMatrix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Matrix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Matrix16" text:continue-numbering="true" text:continue-list="list_ButtonMatrix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Matrix17" text:continue-numbering="true" text:continue-list="list_ButtonMatrix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Matrix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Matrix19" text:continue-numbering="true" text:continue-list="list_ButtonMatrix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Matrix20" text:continue-numbering="true" text:continue-list="list_ButtonMatrix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Matrix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ButtonMatrix22" text:continue-numbering="true" text:continue-list="list_ButtonMatrix2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uttonMatrix23" text:continue-numbering="true" text:continue-list="list_ButtonMatrix2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Matrix24" text:continue-numbering="true" text:continue-list="list_ButtonMatrix2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Matrix25" text:continue-numbering="true" text:continue-list="list_ButtonMatrix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Matrix26" text:continue-numbering="true" text:continue-list="list_ButtonMatrix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Matrix27" text:continue-numbering="true" text:continue-list="list_ButtonMatrix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Matrix28" text:continue-numbering="true" text:continue-list="list_ButtonMatrix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Matrix29" text:continue-numbering="true" text:continue-list="list_ButtonMatrix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Matrix30" text:continue-numbering="true" text:continue-list="list_ButtonMatrix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Matrix31" text:continue-numbering="true" text:continue-list="list_ButtonMatrix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Matrix32" text:continue-numbering="true" text:continue-list="list_ButtonMatrix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Matrix33" text:continue-numbering="true" text:continue-list="list_ButtonMatrix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Matrix34" text:continue-numbering="true" text:continue-list="list_ButtonMatrix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Matrix35" text:continue-numbering="true" text:continue-list="list_ButtonMatrix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Matrix36" text:continue-numbering="true" text:continue-list="list_ButtonMatrix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Matrix37" text:continue-numbering="true" text:continue-list="list_ButtonMatrix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Matrix38" text:continue-numbering="true" text:continue-list="list_ButtonMatrix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Matrix39" text:continue-numbering="true" text:continue-list="list_ButtonMatrix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Matrix40" text:continue-numbering="true" text:continue-list="list_ButtonMatrix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Matrix41" text:continue-numbering="true" text:continue-list="list_ButtonMatrix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Matrix42" text:continue-numbering="true" text:continue-list="list_ButtonMatrix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Matrix43" text:continue-numbering="true" text:continue-list="list_ButtonMatrix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Matrix44" text:continue-numbering="true" text:continue-list="list_ButtonMatrix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Matrix45" text:continue-numbering="true" text:continue-list="list_ButtonMatrix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Matrix46" text:continue-numbering="true" text:continue-list="list_ButtonMatrix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Matrix47" text:continue-numbering="true" text:continue-list="list_ButtonMatrix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Matrix48" text:continue-numbering="true" text:continue-list="list_ButtonMatrix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Matrix49" text:continue-numbering="true" text:continue-list="list_ButtonMatrix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Matrix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Matrix51" text:continue-numbering="true" text:continue-list="list_ButtonMatrix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Matrix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ButtonMatrix53" text:continue-numbering="true" text:continue-list="list_ButtonMatrix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Matrix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ButtonMatrix55" text:continue-numbering="true" text:continue-list="list_ButtonMatrix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ButtonMatrix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Matrix57" text:continue-numbering="true" text:continue-list="list_ButtonMatrix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Matrix58" text:continue-numbering="true" text:continue-list="list_ButtonMatrix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Matrix59" text:continue-numbering="true" text:continue-list="list_ButtonMatrix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Matrix60" text:continue-numbering="true" text:continue-list="list_ButtonMatrix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Matrix61" text:continue-numbering="true" text:continue-list="list_ButtonMatrix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Matrix62" text:continue-numbering="true" text:continue-list="list_ButtonMatrix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Matrix63" text:continue-numbering="true" text:continue-list="list_ButtonMatrix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Matrix64" text:continue-numbering="true" text:continue-list="list_ButtonMatrix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Matrix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Matrix66" text:continue-numbering="true" text:continue-list="list_ButtonMatrix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Matrix67" text:continue-numbering="true" text:continue-list="list_ButtonMatrix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Matrix68" text:continue-numbering="true" text:continue-list="list_ButtonMatrix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